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  <style:text-properties fo:color="#FA7D00" fo:font-weight="bold" style:font-weight-asian="bold" style:font-weight-complex="bold"/>
    </style:style>
    <style:style style:name="ce5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6" style:family="table-cell" style:parent-style-name="Excel_32_Built-in_32_Check_32_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7" style:family="table-cell" style:parent-style-name="Excel_32_Built-in_32_Check_32_Cell" style:data-style-name="N0">
      <style:table-cell-properties fo:border="thin double #000000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10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fo:font-weight="bold" style:font-weight-asian="bold" style:font-weight-complex="bold"/>
    </style:style>
    <style:style style:name="ce11" style:family="table-cell" style:parent-style-name="Note" style:data-style-name="N0">
      <style:table-cell-properties fo:border="thin solid #B2B2B2" style:vertical-align="middle" fo:background-color="#FFFFCC"/>
      <style:text-properties fo:color="#9C6500"/>
    </style:style>
    <style:style style:name="ce12" style:family="table-cell" style:parent-style-name="Note" style:data-style-name="N0">
      <style:table-cell-properties fo:border="thin solid #B2B2B2" style:vertical-align="middle" fo:wrap-option="wrap" fo:background-color="#FFFFCC"/>
      <style:text-properties fo:color="#9C6500"/>
    </style:style>
    <style:style style:name="ce13" style:family="table-cell" style:parent-style-name="Note" style:data-style-name="N0">
      <style:table-cell-properties fo:border="thin solid #B2B2B2" style:vertical-align="automatic" fo:wrap-option="wrap" fo:background-color="#FFFFCC"/>
      <style:text-properties fo:color="#9C6500"/>
    </style:style>
    <style:style style:name="ce14" style:family="table-cell" style:parent-style-name="Excel_32_Built-in_32_Check_32_Cell" style:data-style-name="N3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ass information (for lookup)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style-name="ce4">
            <text:p>Root OPCODE class is defined implicitly</text:p>
          </table:table-cell>
          <table:table-cell table:style-name="ce4"/>
          <table:table-cell table:style-name="ce5"/>
          <table:table-cell table:number-columns-repeated="16381" table:style-name="ce4"/>
        </table:table-row>
        <table:table-row table:style-name="ro3">
          <table:table-cell office:value-type="string" table:style-name="ce6">
            <text:p>Class</text:p>
          </table:table-cell>
          <table:table-cell office:value-type="string" table:style-name="ce6">
            <text:p>Base Class</text:p>
          </table:table-cell>
          <table:table-cell office:value-type="string" table:style-name="ce7">
            <text:p>Value</text:p>
          </table:table-cell>
          <table:table-cell office:value-type="string" table:style-name="ce6">
            <text:p>Lookup Field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SPECIAL</text:p>
          </table:table-cell>
          <table:table-cell office:value-type="string" table:style-name="ce1">
            <text:p>OPCODE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MM</text:p>
          </table:table-cell>
          <table:table-cell office:value-type="string" table:style-name="ce1">
            <text:p>OPCODE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</text:p>
          </table:table-cell>
          <table:table-cell office:value-type="string" table:style-name="ce1">
            <text:p>OPCODE</text:p>
          </table:table-cell>
          <table:table-cell office:value-type="float" office:value="28" table:style-name="ce8">
            <text:p>28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0</text:p>
          </table:table-cell>
          <table:table-cell office:value-type="string" table:style-name="ce1">
            <text:p>MMI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1</text:p>
          </table:table-cell>
          <table:table-cell office:value-type="string" table:style-name="ce1">
            <text:p>MMI</text:p>
          </table:table-cell>
          <table:table-cell office:value-type="float" office:value="40" table:style-name="ce8">
            <text:p>4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2</text:p>
          </table:table-cell>
          <table:table-cell office:value-type="string" table:style-name="ce1">
            <text:p>MMI</text:p>
          </table:table-cell>
          <table:table-cell office:value-type="float" office:value="9" table:style-name="ce8">
            <text:p>9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3</text:p>
          </table:table-cell>
          <table:table-cell office:value-type="string" table:style-name="ce1">
            <text:p>MMI</text:p>
          </table:table-cell>
          <table:table-cell office:value-type="float" office:value="41" table:style-name="ce8">
            <text:p>4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0</text:p>
          </table:table-cell>
          <table:table-cell office:value-type="string" table:style-name="ce1">
            <text:p>OPCODE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0</text:p>
          </table:table-cell>
          <table:table-cell office:value-type="string" table:style-name="ce1">
            <text:p>COP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0</text:p>
          </table:table-cell>
          <table:table-cell office:value-type="string" table:style-name="ce1">
            <text:p>COP0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1</text:p>
          </table:table-cell>
          <table:table-cell office:value-type="string" table:style-name="ce1">
            <text:p>OPCODE</text:p>
          </table:table-cell>
          <table:table-cell office:value-type="float" office:value="17" table:style-name="ce8">
            <text:p>17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COP1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COP1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COP1</text:p>
          </table:table-cell>
          <table:table-cell office:value-type="float" office:value="20" table:style-name="ce8">
            <text:p>2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2</text:p>
          </table:table-cell>
          <table:table-cell office:value-type="string" table:style-name="ce1">
            <text:p>OPCODE</text:p>
          </table:table-cell>
          <table:table-cell office:value-type="float" office:value="18" table:style-name="ce8">
            <text:p>18</text:p>
          </table:table-cell>
          <table:table-cell office:value-type="string" table:style-name="ce1">
            <text:p>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0</text:p>
          </table:table-cell>
          <table:table-cell office:value-type="string" table:style-name="ce1">
            <text:p>COP2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d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2</text:p>
          </table:table-cell>
          <table:table-cell office:value-type="string" table:style-name="ce1">
            <text:p>CO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1</text:p>
          </table:table-cell>
          <table:table-cell office:value-type="string" table:style-name="ce1">
            <text:p>COP2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0</text:p>
          </table:table-cell>
          <table:table-cell office:value-type="string" table:style-name="ce1">
            <text:p>CO1</text:p>
          </table:table-cell>
          <table:table-cell office:value-type="float" office:value="60" table:style-name="ce8">
            <text:p>6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1</text:p>
          </table:table-cell>
          <table:table-cell office:value-type="string" table:style-name="ce1">
            <text:p>CO1</text:p>
          </table:table-cell>
          <table:table-cell office:value-type="float" office:value="61" table:style-name="ce8">
            <text:p>6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2</text:p>
          </table:table-cell>
          <table:table-cell office:value-type="string" table:style-name="ce1">
            <text:p>CO1</text:p>
          </table:table-cell>
          <table:table-cell office:value-type="float" office:value="62" table:style-name="ce8">
            <text:p>62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3</text:p>
          </table:table-cell>
          <table:table-cell office:value-type="string" table:style-name="ce1">
            <text:p>CO1</text:p>
          </table:table-cell>
          <table:table-cell office:value-type="float" office:value="63" table:style-name="ce8">
            <text:p>63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number-rows-repeated="1048551" table:style-name="ro4">
          <table:table-cell table:number-columns-repeated="16384"/>
        </table:table-row>
      </table:table>
      <table:table table:name="Instruction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2" table:default-cell-style-name="ce1"/>
        <table:table-row table:style-name="ro5">
          <table:table-cell office:value-type="string" table:style-name="ce2">
            <text:p>Instruction list</text:p>
          </table:table-cell>
          <table:table-cell table:number-columns-repeated="7" table:style-name="ce9"/>
          <table:table-cell table:number-columns-repeated="16376" table:style-name="ce10"/>
        </table:table-row>
        <table:table-row table:style-name="ro6">
          <table:table-cell office:value-type="string" table:style-name="ce11">
            <text:p>Notes: CPI is after taking into account pipelining, Index = 0 is reserved for any unknown instruction.</text:p>
          </table:table-cell>
          <table:table-cell table:number-columns-repeated="7" table:style-name="ce12"/>
          <table:table-cell table:number-columns-repeated="16376" table:style-name="ce13"/>
        </table:table-row>
        <table:table-row table:style-name="ro3">
          <table:table-cell office:value-type="string" table:style-name="ce6">
            <text:p>Index</text:p>
          </table:table-cell>
          <table:table-cell office:value-type="string" table:style-name="ce6">
            <text:p>Class</text:p>
          </table:table-cell>
          <table:table-cell office:value-type="string" table:style-name="ce6">
            <text:p>Instruction</text:p>
          </table:table-cell>
          <table:table-cell office:value-type="string" table:style-name="ce6">
            <text:p>CPI</text:p>
          </table:table-cell>
          <table:table-cell office:value-type="string" table:style-name="ce6">
            <text:p>opcode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co</text:p>
          </table:table-cell>
          <table:table-cell office:value-type="string" table:style-name="ce6">
            <text:p>dest</text:p>
          </table:table-cell>
          <table:table-cell office:value-type="string" table:style-name="ce6">
            <text:p>rt</text:p>
          </table:table-cell>
          <table:table-cell office:value-type="string" table:style-name="ce6">
            <text:p>rd</text:p>
          </table:table-cell>
          <table:table-cell office:value-type="string" table:style-name="ce6">
            <text:p>shamt</text:p>
          </table:table-cell>
          <table:table-cell office:value-type="string" table:style-name="ce6">
            <text:p>funct</text:p>
          </table:table-cell>
          <table:table-cell table:number-columns-repeated="16372" table:style-name="ce6"/>
        </table:table-row>
        <table:table-row table:style-name="ro3">
          <table:table-cell table:number-columns-repeated="4" table:style-name="ce6"/>
          <table:table-cell office:value-type="string" table:style-name="ce14">
            <text:p>31-26</text:p>
          </table:table-cell>
          <table:table-cell office:value-type="string" table:style-name="ce14">
            <text:p>25-21</text:p>
          </table:table-cell>
          <table:table-cell office:value-type="string" table:style-name="ce6">
            <text:p>25-25</text:p>
          </table:table-cell>
          <table:table-cell office:value-type="string" table:style-name="ce14">
            <text:p>21-24</text:p>
          </table:table-cell>
          <table:table-cell office:value-type="string" table:style-name="ce14">
            <text:p>20-16</text:p>
          </table:table-cell>
          <table:table-cell office:value-type="string" table:style-name="ce14">
            <text:p>15-11</text:p>
          </table:table-cell>
          <table:table-cell office:value-type="string" table:style-name="ce14">
            <text:p>10-6</text:p>
          </table:table-cell>
          <table:table-cell office:value-type="string" table:style-name="ce14">
            <text:p>5-0</text:p>
          </table:table-cell>
          <table:table-cell table:number-columns-repeated="16372" table:style-name="ce6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</text:p>
          </table:table-cell>
          <table:table-cell office:value-type="string" table:style-name="ce1">
            <text:p>CPI_R5900_BRANCH</text:p>
          </table:table-cell>
          <table:table-cell office:value-type="float" office:value="2" table:style-name="ce15">
            <text:p>2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AL</text:p>
          </table:table-cell>
          <table:table-cell office:value-type="string" table:style-name="ce1">
            <text:p>CPI_R5900_BRANCH</text:p>
          </table:table-cell>
          <table:table-cell office:value-type="float" office:value="3" table:style-name="ce15">
            <text:p>3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</text:p>
          </table:table-cell>
          <table:table-cell office:value-type="string" table:style-name="ce1">
            <text:p>CPI_R5900_BRANCH</text:p>
          </table:table-cell>
          <table:table-cell office:value-type="float" office:value="4" table:style-name="ce15">
            <text:p>4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</text:p>
          </table:table-cell>
          <table:table-cell office:value-type="string" table:style-name="ce1">
            <text:p>CPI_R5900_BRANCH</text:p>
          </table:table-cell>
          <table:table-cell office:value-type="float" office:value="5" table:style-name="ce15">
            <text:p>5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</text:p>
          </table:table-cell>
          <table:table-cell office:value-type="string" table:style-name="ce1">
            <text:p>CPI_R5900_BRANCH</text:p>
          </table:table-cell>
          <table:table-cell office:value-type="float" office:value="6" table:style-name="ce15">
            <text:p>6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</text:p>
          </table:table-cell>
          <table:table-cell office:value-type="string" table:style-name="ce1">
            <text:p>CPI_R5900_BRANCH</text:p>
          </table:table-cell>
          <table:table-cell office:value-type="float" office:value="7" table:style-name="ce15">
            <text:p>7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</text:p>
          </table:table-cell>
          <table:table-cell office:value-type="string" table:style-name="ce1">
            <text:p>CPI_R5900_DEFAULT</text:p>
          </table:table-cell>
          <table:table-cell office:value-type="float" office:value="8" table:style-name="ce15">
            <text:p>8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U</text:p>
          </table:table-cell>
          <table:table-cell office:value-type="string" table:style-name="ce1">
            <text:p>CPI_R5900_DEFAULT</text:p>
          </table:table-cell>
          <table:table-cell office:value-type="float" office:value="9" table:style-name="ce15">
            <text:p>9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</text:p>
          </table:table-cell>
          <table:table-cell office:value-type="string" table:style-name="ce1">
            <text:p>CPI_R5900_DEFAULT</text:p>
          </table:table-cell>
          <table:table-cell office:value-type="float" office:value="10" table:style-name="ce15">
            <text:p>10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U</text:p>
          </table:table-cell>
          <table:table-cell office:value-type="string" table:style-name="ce1">
            <text:p>CPI_R5900_DEFAULT</text:p>
          </table:table-cell>
          <table:table-cell office:value-type="float" office:value="11" table:style-name="ce15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NDI</text:p>
          </table:table-cell>
          <table:table-cell office:value-type="string" table:style-name="ce1">
            <text:p>CPI_R5900_DEFAULT</text:p>
          </table:table-cell>
          <table:table-cell office:value-type="float" office:value="12" table:style-name="ce15">
            <text:p>12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ORI</text:p>
          </table:table-cell>
          <table:table-cell office:value-type="string" table:style-name="ce1">
            <text:p>CPI_R5900_DEFAULT</text:p>
          </table:table-cell>
          <table:table-cell office:value-type="float" office:value="13" table:style-name="ce15">
            <text:p>13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XORI</text:p>
          </table:table-cell>
          <table:table-cell office:value-type="string" table:style-name="ce1">
            <text:p>CPI_R5900_DEFAULT</text:p>
          </table:table-cell>
          <table:table-cell office:value-type="float" office:value="14" table:style-name="ce15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UI</text:p>
          </table:table-cell>
          <table:table-cell office:value-type="string" table:style-name="ce1">
            <text:p>CPI_R5900_DEFAULT</text:p>
          </table:table-cell>
          <table:table-cell office:value-type="float" office:value="15" table:style-name="ce15">
            <text:p>15</text:p>
          </table:table-cell>
          <table:table-cell table:number-columns-repeated="1637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L</text:p>
          </table:table-cell>
          <table:table-cell office:value-type="string" table:style-name="ce1">
            <text:p>CPI_R5900_BRANCH</text:p>
          </table:table-cell>
          <table:table-cell office:value-type="float" office:value="20" table:style-name="ce15">
            <text:p>20</text:p>
          </table:table-cell>
          <table:table-cell table:number-columns-repeated="1637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L</text:p>
          </table:table-cell>
          <table:table-cell office:value-type="string" table:style-name="ce1">
            <text:p>CPI_R5900_BRANCH</text:p>
          </table:table-cell>
          <table:table-cell office:value-type="float" office:value="21" table:style-name="ce15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L</text:p>
          </table:table-cell>
          <table:table-cell office:value-type="string" table:style-name="ce1">
            <text:p>CPI_R5900_BRANCH</text:p>
          </table:table-cell>
          <table:table-cell office:value-type="float" office:value="22" table:style-name="ce15">
            <text:p>22</text:p>
          </table:table-cell>
          <table:table-cell table:number-columns-repeated="16379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L</text:p>
          </table:table-cell>
          <table:table-cell office:value-type="string" table:style-name="ce1">
            <text:p>CPI_R5900_BRANCH</text:p>
          </table:table-cell>
          <table:table-cell office:value-type="float" office:value="23" table:style-name="ce15">
            <text:p>23</text:p>
          </table:table-cell>
          <table:table-cell table:number-columns-repeated="1637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</text:p>
          </table:table-cell>
          <table:table-cell office:value-type="string" table:style-name="ce1">
            <text:p>CPI_R5900_DEFAULT</text:p>
          </table:table-cell>
          <table:table-cell office:value-type="float" office:value="24" table:style-name="ce15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U</text:p>
          </table:table-cell>
          <table:table-cell office:value-type="string" table:style-name="ce1">
            <text:p>CPI_R5900_DEFAULT</text:p>
          </table:table-cell>
          <table:table-cell office:value-type="float" office:value="25" table:style-name="ce15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L</text:p>
          </table:table-cell>
          <table:table-cell office:value-type="string" table:style-name="ce1">
            <text:p>CPI_R5900_LOAD</text:p>
          </table:table-cell>
          <table:table-cell office:value-type="float" office:value="26" table:style-name="ce15">
            <text:p>26</text:p>
          </table:table-cell>
          <table:table-cell table:number-columns-repeated="16379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R</text:p>
          </table:table-cell>
          <table:table-cell office:value-type="string" table:style-name="ce1">
            <text:p>CPI_R5900_LOAD</text:p>
          </table:table-cell>
          <table:table-cell office:value-type="float" office:value="27" table:style-name="ce15">
            <text:p>27</text:p>
          </table:table-cell>
          <table:table-cell table:number-columns-repeated="1637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</text:p>
          </table:table-cell>
          <table:table-cell office:value-type="string" table:style-name="ce1">
            <text:p>CPI_R5900_LOAD</text:p>
          </table:table-cell>
          <table:table-cell office:value-type="float" office:value="30" table:style-name="ce15">
            <text:p>30</text:p>
          </table:table-cell>
          <table:table-cell table:number-columns-repeated="16379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</text:p>
          </table:table-cell>
          <table:table-cell office:value-type="string" table:style-name="ce1">
            <text:p>CPI_R5900_STORE</text:p>
          </table:table-cell>
          <table:table-cell office:value-type="float" office:value="31" table:style-name="ce15">
            <text:p>31</text:p>
          </table:table-cell>
          <table:table-cell table:number-columns-repeated="1637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</text:p>
          </table:table-cell>
          <table:table-cell office:value-type="string" table:style-name="ce1">
            <text:p>CPI_R5900_LOAD</text:p>
          </table:table-cell>
          <table:table-cell office:value-type="float" office:value="32" table:style-name="ce15">
            <text:p>32</text:p>
          </table:table-cell>
          <table:table-cell table:number-columns-repeated="1637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</text:p>
          </table:table-cell>
          <table:table-cell office:value-type="string" table:style-name="ce1">
            <text:p>CPI_R5900_LOAD</text:p>
          </table:table-cell>
          <table:table-cell office:value-type="float" office:value="33" table:style-name="ce15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L</text:p>
          </table:table-cell>
          <table:table-cell office:value-type="string" table:style-name="ce1">
            <text:p>CPI_R5900_LOAD</text:p>
          </table:table-cell>
          <table:table-cell office:value-type="float" office:value="34" table:style-name="ce15">
            <text:p>34</text:p>
          </table:table-cell>
          <table:table-cell table:number-columns-repeated="1637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</text:p>
          </table:table-cell>
          <table:table-cell office:value-type="string" table:style-name="ce1">
            <text:p>CPI_R5900_LOAD</text:p>
          </table:table-cell>
          <table:table-cell office:value-type="float" office:value="35" table:style-name="ce15">
            <text:p>35</text:p>
          </table:table-cell>
          <table:table-cell table:number-columns-repeated="1637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U</text:p>
          </table:table-cell>
          <table:table-cell office:value-type="string" table:style-name="ce1">
            <text:p>CPI_R5900_LOAD</text:p>
          </table:table-cell>
          <table:table-cell office:value-type="float" office:value="36" table:style-name="ce15">
            <text:p>36</text:p>
          </table:table-cell>
          <table:table-cell table:number-columns-repeated="16379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U</text:p>
          </table:table-cell>
          <table:table-cell office:value-type="string" table:style-name="ce1">
            <text:p>CPI_R5900_LOAD</text:p>
          </table:table-cell>
          <table:table-cell office:value-type="float" office:value="37" table:style-name="ce15">
            <text:p>37</text:p>
          </table:table-cell>
          <table:table-cell table:number-columns-repeated="1637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R</text:p>
          </table:table-cell>
          <table:table-cell office:value-type="string" table:style-name="ce1">
            <text:p>CPI_R5900_LOAD</text:p>
          </table:table-cell>
          <table:table-cell office:value-type="float" office:value="38" table:style-name="ce15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U</text:p>
          </table:table-cell>
          <table:table-cell office:value-type="string" table:style-name="ce1">
            <text:p>CPI_R5900_LOAD</text:p>
          </table:table-cell>
          <table:table-cell office:value-type="float" office:value="39" table:style-name="ce15">
            <text:p>39</text:p>
          </table:table-cell>
          <table:table-cell table:number-columns-repeated="16379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B</text:p>
          </table:table-cell>
          <table:table-cell office:value-type="string" table:style-name="ce1">
            <text:p>CPI_R5900_STORE</text:p>
          </table:table-cell>
          <table:table-cell office:value-type="float" office:value="40" table:style-name="ce15">
            <text:p>40</text:p>
          </table:table-cell>
          <table:table-cell table:number-columns-repeated="16379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H</text:p>
          </table:table-cell>
          <table:table-cell office:value-type="string" table:style-name="ce1">
            <text:p>CPI_R5900_STORE</text:p>
          </table:table-cell>
          <table:table-cell office:value-type="float" office:value="41" table:style-name="ce15">
            <text:p>41</text:p>
          </table:table-cell>
          <table:table-cell table:number-columns-repeated="16379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5900_STORE</text:p>
          </table:table-cell>
          <table:table-cell office:value-type="float" office:value="42" table:style-name="ce15">
            <text:p>42</text:p>
          </table:table-cell>
          <table:table-cell table:number-columns-repeated="16379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</text:p>
          </table:table-cell>
          <table:table-cell office:value-type="string" table:style-name="ce1">
            <text:p>CPI_R5900_STORE</text:p>
          </table:table-cell>
          <table:table-cell office:value-type="float" office:value="43" table:style-name="ce15">
            <text:p>43</text:p>
          </table:table-cell>
          <table:table-cell table:number-columns-repeated="16379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L</text:p>
          </table:table-cell>
          <table:table-cell office:value-type="string" table:style-name="ce1">
            <text:p>CPI_R5900_STORE</text:p>
          </table:table-cell>
          <table:table-cell office:value-type="float" office:value="44" table:style-name="ce15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R</text:p>
          </table:table-cell>
          <table:table-cell office:value-type="string" table:style-name="ce1">
            <text:p>CPI_R5900_STORE</text:p>
          </table:table-cell>
          <table:table-cell office:value-type="float" office:value="45" table:style-name="ce15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R</text:p>
          </table:table-cell>
          <table:table-cell office:value-type="string" table:style-name="ce1">
            <text:p>CPI_R5900_STORE</text:p>
          </table:table-cell>
          <table:table-cell office:value-type="float" office:value="46" table:style-name="ce15">
            <text:p>46</text:p>
          </table:table-cell>
          <table:table-cell table:number-columns-repeated="16379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CACHE</text:p>
          </table:table-cell>
          <table:table-cell office:value-type="string" table:style-name="ce1">
            <text:p>CPI_R5900_DEFAULT</text:p>
          </table:table-cell>
          <table:table-cell office:value-type="float" office:value="47" table:style-name="ce15">
            <text:p>47</text:p>
          </table:table-cell>
          <table:table-cell table:number-columns-repeated="16379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C1</text:p>
          </table:table-cell>
          <table:table-cell office:value-type="string" table:style-name="ce1">
            <text:p>CPI_R5900_LOAD</text:p>
          </table:table-cell>
          <table:table-cell office:value-type="float" office:value="49" table:style-name="ce15">
            <text:p>49</text:p>
          </table:table-cell>
          <table:table-cell table:number-columns-repeated="16379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PREF</text:p>
          </table:table-cell>
          <table:table-cell office:value-type="string" table:style-name="ce1">
            <text:p>CPI_R5900_DEFAULT</text:p>
          </table:table-cell>
          <table:table-cell office:value-type="float" office:value="51" table:style-name="ce15">
            <text:p>51</text:p>
          </table:table-cell>
          <table:table-cell table:number-columns-repeated="16379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C2</text:p>
          </table:table-cell>
          <table:table-cell office:value-type="string" table:style-name="ce1">
            <text:p>CPI_R5900_LOAD</text:p>
          </table:table-cell>
          <table:table-cell office:value-type="float" office:value="54" table:style-name="ce15">
            <text:p>54</text:p>
          </table:table-cell>
          <table:table-cell table:number-columns-repeated="1637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</text:p>
          </table:table-cell>
          <table:table-cell office:value-type="string" table:style-name="ce1">
            <text:p>CPI_R5900_LOAD</text:p>
          </table:table-cell>
          <table:table-cell office:value-type="float" office:value="55" table:style-name="ce15">
            <text:p>55</text:p>
          </table:table-cell>
          <table:table-cell table:number-columns-repeated="16379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C1</text:p>
          </table:table-cell>
          <table:table-cell office:value-type="string" table:style-name="ce1">
            <text:p>CPI_R5900_STORE</text:p>
          </table:table-cell>
          <table:table-cell office:value-type="float" office:value="57" table:style-name="ce15">
            <text:p>57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C2</text:p>
          </table:table-cell>
          <table:table-cell office:value-type="string" table:style-name="ce1">
            <text:p>CPI_R5900_STORE</text:p>
          </table:table-cell>
          <table:table-cell office:value-type="float" office:value="62" table:style-name="ce15">
            <text:p>62</text:p>
          </table:table-cell>
          <table:table-cell table:number-columns-repeated="16379" table:style-name="ce1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</text:p>
          </table:table-cell>
          <table:table-cell office:value-type="string" table:style-name="ce1">
            <text:p>CPI_R5900_STORE</text:p>
          </table:table-cell>
          <table:table-cell office:value-type="float" office:value="63" table:style-name="ce15">
            <text:p>63</text:p>
          </table:table-cell>
          <table:table-cell table:number-columns-repeated="16379" table:style-name="ce1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AL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Z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N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SCA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BREAK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NC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U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U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N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X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N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EQ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N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table:number-columns-repeated="16372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EQ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N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75" table:style-name="ce1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75" table:style-name="ce1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B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table:number-columns-repeated="16375" table:style-name="ce1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H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LZ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U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U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F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T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5" table:style-name="ce1">
            <text:p>55</text:p>
          </table:table-cell>
          <table:table-cell table:number-columns-repeated="16372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QFSRV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L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R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IN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CPYL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A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AN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X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EV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OT3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SRA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6" table:style-name="ce8">
            <text:p>206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INT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7" table:style-name="ce8">
            <text:p>207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UL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DIV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9" table:style-name="ce8">
            <text:p>209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U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0" table:style-name="ce8">
            <text:p>210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1" table:style-name="ce8">
            <text:p>211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N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3" table:style-name="ce8">
            <text:p>21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4" table:style-name="ce8">
            <text:p>21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5" table:style-name="ce8">
            <text:p>215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F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T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17" table:style-name="ce8">
            <text:p>217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18" table:style-name="ce8">
            <text:p>218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19" table:style-name="ce8">
            <text:p>219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21" table:style-name="ce8">
            <text:p>221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22" table:style-name="ce8">
            <text:p>222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23" table:style-name="ce8">
            <text:p>223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P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25" table:style-name="ce8">
            <text:p>225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RET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26" table:style-name="ce8">
            <text:p>226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227" table:style-name="ce8">
            <text:p>227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D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29" table:style-name="ce8">
            <text:p>229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230" table:style-name="ce8">
            <text:p>230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31" table:style-name="ce8">
            <text:p>231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33" table:style-name="ce8">
            <text:p>233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34" table:style-name="ce8">
            <text:p>234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L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35" table:style-name="ce8">
            <text:p>235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L</text:p>
          </table:table-cell>
          <table:table-cell office:value-type="string" table:style-name="ce1">
            <text:p>CPI_COP_BRANCH_DELAY_LIKEL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37" table:style-name="ce8">
            <text:p>23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38" table:style-name="ce8">
            <text:p>23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39" table:style-name="ce8">
            <text:p>23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DI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41" table:style-name="ce8">
            <text:p>24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B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42" table:style-name="ce8">
            <text:p>24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O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43" table:style-name="ce8">
            <text:p>24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NEG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R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45" table:style-name="ce8">
            <text:p>24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46" table:style-name="ce8">
            <text:p>24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47" table:style-name="ce8">
            <text:p>24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49" table:style-name="ce8">
            <text:p>24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50" table:style-name="ce8">
            <text:p>25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51" table:style-name="ce8">
            <text:p>25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VTW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253" table:style-name="ce8">
            <text:p>25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X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254" table:style-name="ce8">
            <text:p>25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IN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255" table:style-name="ce8">
            <text:p>25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F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EQ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257" table:style-name="ce8">
            <text:p>25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58" table:style-name="ce8">
            <text:p>25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E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259" table:style-name="ce8">
            <text:p>259</text:p>
          </table:table-cell>
          <table:table-cell office:value-type="string" table:style-name="ce1">
            <text:p>W</text:p>
          </table:table-cell>
          <table:table-cell office:value-type="string" table:style-name="ce15">
            <text:p>CVT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5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8">
            <text:p>261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62" table:style-name="ce8">
            <text:p>262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263" table:style-name="ce8">
            <text:p>263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65" table:style-name="ce8">
            <text:p>265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66" table:style-name="ce8">
            <text:p>266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67" table:style-name="ce8">
            <text:p>267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69" table:style-name="ce8">
            <text:p>26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70" table:style-name="ce8">
            <text:p>27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71" table:style-name="ce8">
            <text:p>27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73" table:style-name="ce8">
            <text:p>27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74" table:style-name="ce8">
            <text:p>27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75" table:style-name="ce8">
            <text:p>27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77" table:style-name="ce8">
            <text:p>27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78" table:style-name="ce8">
            <text:p>27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279" table:style-name="ce8">
            <text:p>27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81" table:style-name="ce8">
            <text:p>28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82" table:style-name="ce8">
            <text:p>28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283" table:style-name="ce8">
            <text:p>28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85" table:style-name="ce8">
            <text:p>28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286" table:style-name="ce8">
            <text:p>28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87" table:style-name="ce8">
            <text:p>28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89" table:style-name="ce8">
            <text:p>28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90" table:style-name="ce8">
            <text:p>29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291" table:style-name="ce8">
            <text:p>29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93" table:style-name="ce8">
            <text:p>29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94" table:style-name="ce8">
            <text:p>29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97" table:style-name="ce8">
            <text:p>29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98" table:style-name="ce8">
            <text:p>29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99" table:style-name="ce8">
            <text:p>29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301" table:style-name="ce8">
            <text:p>30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302" table:style-name="ce8">
            <text:p>30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303" table:style-name="ce8">
            <text:p>30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305" table:style-name="ce8">
            <text:p>30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307" table:style-name="ce8">
            <text:p>30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310" table:style-name="ce8">
            <text:p>31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311" table:style-name="ce8">
            <text:p>31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313" table:style-name="ce8">
            <text:p>31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314" table:style-name="ce8">
            <text:p>31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OP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317" table:style-name="ce8">
            <text:p>31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318" table:style-name="ce8">
            <text:p>31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319" table:style-name="ce8">
            <text:p>31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N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321" table:style-name="ce8">
            <text:p>32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322" table:style-name="ce8">
            <text:p>32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323" table:style-name="ce8">
            <text:p>32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5" table:style-name="ce8">
            <text:p>32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6" table:style-name="ce8">
            <text:p>32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7" table:style-name="ce8">
            <text:p>32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ITOF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FTOI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9" table:style-name="ce8">
            <text:p>32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0" table:style-name="ce8">
            <text:p>330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1" table:style-name="ce8">
            <text:p>331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3" table:style-name="ce8">
            <text:p>33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4" table:style-name="ce8">
            <text:p>33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5" table:style-name="ce8">
            <text:p>33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OVE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L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7" table:style-name="ce8">
            <text:p>33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DIV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8" table:style-name="ce8">
            <text:p>33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T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9" table:style-name="ce8">
            <text:p>33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RNEX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1" table:style-name="ce8">
            <text:p>34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2" table:style-name="ce8">
            <text:p>34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3" table:style-name="ce8">
            <text:p>34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ITOF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5" table:style-name="ce8">
            <text:p>34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FTIO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6" table:style-name="ce8">
            <text:p>34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UL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7" table:style-name="ce8">
            <text:p>347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B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9" table:style-name="ce8">
            <text:p>349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0" table:style-name="ce8">
            <text:p>35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1" table:style-name="ce8">
            <text:p>35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R3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3" table:style-name="ce8">
            <text:p>35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4" table:style-name="ce8">
            <text:p>35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5" table:style-name="ce8">
            <text:p>35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F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RGE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7" table:style-name="ce8">
            <text:p>35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8" table:style-name="ce8">
            <text:p>35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9" table:style-name="ce8">
            <text:p>35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1" table:style-name="ce8">
            <text:p>36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TOF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2" table:style-name="ce8">
            <text:p>36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FTIO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3" table:style-name="ce8">
            <text:p>363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5" table:style-name="ce8">
            <text:p>365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6" table:style-name="ce8">
            <text:p>366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7" table:style-name="ce8">
            <text:p>36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OP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9" table:style-name="ce8">
            <text:p>36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L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0" table:style-name="ce8">
            <text:p>37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1" table:style-name="ce8">
            <text:p>37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L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INI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3" table:style-name="ce8">
            <text:p>37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4" table:style-name="ce8">
            <text:p>37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5" table:style-name="ce8">
            <text:p>37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7" table:style-name="ce8">
            <text:p>37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TOF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8" table:style-name="ce8">
            <text:p>378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FTIO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9" table:style-name="ce8">
            <text:p>379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UL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CLI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1" table:style-name="ce8">
            <text:p>381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2" table:style-name="ce8">
            <text:p>382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3" table:style-name="ce8">
            <text:p>38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NO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5" table:style-name="ce8">
            <text:p>38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WAIT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6" table:style-name="ce8">
            <text:p>38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S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7" table:style-name="ce8">
            <text:p>38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RX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table:style-name="ce8"/>
          <table:table-cell table:style-name="ce1"/>
          <table:table-cell table:style-name="ce15"/>
          <table:table-cell table:number-columns-repeated="16381" table:style-name="ce1"/>
        </table:table-row>
        <table:table-row table:number-rows-repeated="8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1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12-16T08:23:10Z</meta:creation-date>
    <dc:date>2018-02-04T05:04:04Z</dc:date>
  </office:meta>
</office:document-meta>
</file>